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15863*"/>
    </style:style>
    <style:style style:name="Table1.B" style:family="table-column">
      <style:table-column-properties style:column-width="12.506cm" style:rel-column-width="4967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11" style:family="table-cell">
      <style:table-cell-properties fo:padding="0.097cm" fo:border-left="0.002cm solid #000000" fo:border-right="none" fo:border-top="none" fo:border-bottom="0.002cm solid #000000"/>
    </style:style>
    <style:style style:name="Table1.B11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 fo:font-weight="bold" style:font-weight-asian="bold" style:font-weight-complex="bold"/>
    </style:style>
    <style:style style:name="P3" style:family="paragraph" style:parent-style-name="Table_20_Contents">
      <style:text-properties style:font-name="Trebuchet MS" fo:font-size="10pt" style:font-size-asian="10pt" style:font-size-complex="10pt"/>
    </style:style>
    <style:style style:name="P4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5" style:family="paragraph" style:parent-style-name="Table_20_Contents"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B1" office:value-type="string">
            <text:p text:style-name="P2">Login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B2" office:value-type="string">
            <text:p text:style-name="P3">A user logs into the system via the login mask of the login web page.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corporate user, driver, manager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The actor opened the login web page.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standard situation</text:p>
          </table:table-cell>
        </table:table-row>
        <table:table-row>
          <table:table-cell table:style-name="Table1.A2" office:value-type="string">
            <text:p text:style-name="P3">Steps</text:p>
          </table:table-cell>
          <table:table-cell table:style-name="Table1.B2" office:value-type="string">
            <text:p text:style-name="P3">1. The actor enters his user name and password.</text:p>
            <text:p text:style-name="P3">2. The actor pushes the login button.</text:p>
            <text:p text:style-name="P3">3. The system checks, whether it is an existing user name and whether it is the right password for that user.</text:p>
            <text:p text:style-name="P3">4. The system logs the actor into the system and shows him his personal welcome screen,<text:span text:style-name="T1"> if the user name/password combination is right.</text:span>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error situatio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1. The actor enters his user name and password.</text:p>
            <text:p text:style-name="P3">2. The actor pushes the login button.</text:p>
            <text:p text:style-name="P3">3. The system checks, whether it is an existing user name and whether it is the right password for that user.</text:p>
            <text:p text:style-name="P3">4. The system gives an error message to the customer,<text:span text:style-name="T1"> if the user name/password combination is wrong</text:span>.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5">The user was successfully logged into the system and a session was created.</text:p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1" office:value-type="string">
            <text:p text:style-name="P3">Error handling</text:p>
          </table:table-cell>
          <table:table-cell table:style-name="Table1.B11" office:value-type="string">
            <text:p text:style-name="P3">If the user name / password combination is not right, an error message is provided to the user above the login mask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11T12:21:30</meta:creation-date>
    <dc:creator>TK</dc:creator>
    <dc:date>2006-10-12T15:41:06</dc:date>
    <meta:editing-cycles>7</meta:editing-cycles>
    <meta:editing-duration>PT55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193" meta:character-count="1077"/>
  </office:meta>
</office:document-meta>
</file>